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071c" officeooo:paragraph-rsid="000c071c"/>
    </style:style>
    <style:style style:name="P2" style:family="paragraph" style:parent-style-name="Standard">
      <style:text-properties officeooo:rsid="000c0fec" officeooo:paragraph-rsid="000c0fec"/>
    </style:style>
    <style:style style:name="P3" style:family="paragraph" style:parent-style-name="Standard">
      <style:text-properties style:font-name="Liberation Serif" officeooo:rsid="000c071c" officeooo:paragraph-rsid="000c071c"/>
    </style:style>
    <style:style style:name="P4" style:family="paragraph" style:parent-style-name="Standard">
      <style:text-properties style:font-name="Liberation Serif" officeooo:rsid="000c0fec" officeooo:paragraph-rsid="000c0fec"/>
    </style:style>
    <style:style style:name="P5" style:family="paragraph" style:parent-style-name="Standard">
      <style:text-properties style:font-name="Liberation Serif" officeooo:paragraph-rsid="000c0fec"/>
    </style:style>
    <style:style style:name="P6" style:family="paragraph" style:parent-style-name="Standard">
      <style:text-properties officeooo:rsid="000c8781" officeooo:paragraph-rsid="000c8781"/>
    </style:style>
    <style:style style:name="P7" style:family="paragraph" style:parent-style-name="Standard">
      <style:text-properties officeooo:rsid="000c8b57" officeooo:paragraph-rsid="000c8b57"/>
    </style:style>
    <style:style style:name="P8" style:family="paragraph" style:parent-style-name="Standard">
      <style:text-properties officeooo:rsid="000efaf4" officeooo:paragraph-rsid="000efaf4"/>
    </style:style>
    <style:style style:name="P9" style:family="paragraph" style:parent-style-name="Standard">
      <style:text-properties fo:font-weight="normal" officeooo:rsid="000efaf4" officeooo:paragraph-rsid="000efaf4" style:font-weight-asian="normal" style:font-weight-complex="normal"/>
    </style:style>
    <style:style style:name="P10" style:family="paragraph" style:parent-style-name="Standard">
      <style:text-properties officeooo:paragraph-rsid="000efaf4"/>
    </style:style>
    <style:style style:name="P11" style:family="paragraph" style:parent-style-name="Standard">
      <style:text-properties fo:font-weight="bold" officeooo:rsid="000efaf4" officeooo:paragraph-rsid="000c071c" style:font-weight-asian="bold" style:font-weight-complex="bold"/>
    </style:style>
    <style:style style:name="P12" style:family="paragraph" style:parent-style-name="Standard">
      <style:text-properties officeooo:paragraph-rsid="000efaf4"/>
    </style:style>
    <style:style style:name="T1" style:family="text">
      <style:text-properties officeooo:rsid="000c0fec"/>
    </style:style>
    <style:style style:name="T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font-size="12pt" fo:letter-spacing="normal" fo:font-style="normal" fo:font-weight="normal" officeooo:rsid="000c8781" style:font-size-asian="12pt" style:font-size-complex="12pt"/>
    </style:style>
    <style:style style:name="T4" style:family="text">
      <style:text-properties fo:font-variant="normal" fo:text-transform="none" fo:color="#000000" style:font-name="Consolas" fo:font-size="9pt" fo:letter-spacing="normal" fo:font-style="normal" fo:font-weight="bold" officeooo:rsid="0010b347" style:font-weight-asian="bold" style:font-weight-complex="bold"/>
    </style:style>
    <style:style style:name="T5" style:family="text">
      <style:text-properties fo:font-size="12pt" officeooo:rsid="000c0fec" style:font-size-asian="12pt" style:font-size-complex="12pt"/>
    </style:style>
    <style:style style:name="T6" style:family="text">
      <style:text-properties officeooo:rsid="000c8781"/>
    </style:style>
    <style:style style:name="T7" style:family="text">
      <style:text-properties officeooo:rsid="000efaf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faf4" style:font-weight-asian="bold" style:font-weight-complex="bold"/>
    </style:style>
    <style:style style:name="T10" style:family="text">
      <style:text-properties fo:font-weight="bold" officeooo:rsid="0010b347" style:font-weight-asian="bold" style:font-weight-complex="bold"/>
    </style:style>
    <style:style style:name="T11" style:family="text">
      <style:text-properties fo:font-weight="bold" officeooo:rsid="001261e5" style:font-weight-asian="bold" style:font-weight-complex="bold"/>
    </style:style>
    <style:style style:name="T12" style:family="text">
      <style:text-properties officeooo:rsid="0010b347"/>
    </style:style>
    <style:style style:name="T13" style:family="text">
      <style:text-properties fo:font-weight="normal" officeooo:rsid="0010b347" style:font-weight-asian="normal" style:font-weight-complex="normal"/>
    </style:style>
    <style:style style:name="T14" style:family="text">
      <style:text-properties officeooo:rsid="00126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s pasos en git: </text:p>
      <text:p text:style-name="P1">1.-Situarse en la carpeta donde está nuestro contenido </text:p>
      <text:p text:style-name="P1">2.-Solo la primera vez hacer un git init</text:p>
      <text:p text:style-name="P1">3.-git add . (agregar todo)</text:p>
      <text:p text:style-name="P1"/>
      <text:p text:style-name="P3">4.-git commit “nombre”</text:p>
      <text:p text:style-name="P3">5.-git commit -m “nombre” → primer commit</text:p>
      <text:p text:style-name="P4">6.-al hacer el primer commit -m te pedirá que configures el correo electrónico y el nombre</text:p>
      <text:p text:style-name="P4">7.- Vuelve a hacer git commit -m </text:p>
      <text:p text:style-name="P4">8.- Cada vez que queramos guardar un cambio hacemos un commit (?)</text:p>
      <text:p text:style-name="P5"><text:span text:style-name="T1">9.-</text:span><text:span text:style-name="T2">Utilizar un remote add origin para conectar nuestro repositorio local con el github la url tiene que ser exactamente igual al url que creamos en el github →</text:span><text:span text:style-name="T3"> g</text:span><text:span text:style-name="T5">it remote add origin “https://github.com/...”</text:span></text:p>
      <text:p text:style-name="P2">10.-Hacemos el primer push →<text:span text:style-name="T6"> git push remote master</text:span></text:p>
      <text:p text:style-name="P2"/>
      <text:p text:style-name="P6">11.-Desde el otro ordenador hacer un clone </text:p>
      <text:p text:style-name="P7"/>
      <text:p text:style-name="P8">13.-Cada vez que se modifique un archivo:</text:p>
      <text:p text:style-name="P8"><text:tab/><text:span text:style-name="T8">git status</text:span> → ver cual se ha modificado</text:p>
      <text:p text:style-name="P8"><text:tab/>hacer un <text:span text:style-name="T8">git add</text:span> sobre ese archivos <text:span text:style-name="T14">(o git add.)</text:span></text:p>
      <text:p text:style-name="P1"><text:tab/><text:span text:style-name="T7">hacer </text:span><text:span text:style-name="T9">git commit -</text:span><text:span text:style-name="T11">m </text:span><text:span text:style-name="T7"><text:s/>“mensaje”</text:span></text:p>
      <text:p text:style-name="P1"><text:tab/><text:span text:style-name="T7">hace </text:span><text:span text:style-name="T9">git push origin master</text:span></text:p>
      <text:p text:style-name="P11"/>
      <text:p text:style-name="P9">14.- Para actualizar el repositorio local al commit mas nuevo:</text:p>
      <text:p text:style-name="P9"><text:tab/><text:span text:style-name="T12">(</text:span><text:span text:style-name="T8">git pull</text:span><text:span text:style-name="T10">) →</text:span><text:span text:style-name="T14"> Si falla</text:span></text:p>
      <text:p text:style-name="P10"><text:span text:style-name="T10"><text:tab/></text:span><text:span text:style-name="T13">Para copiarlo tal cual</text:span><text:span text:style-name="T10"> → </text:span><text:span text:style-name="Source_20_Text"><text:span text:style-name="T4">git reset --hard Origin/master</text:span></text:span></text:p>
      <text:p text:style-name="P10"><text:span text:style-name="Source_20_Text"><text:span text:style-name="T4"/></text:span></text:p>
      <text:p text:style-name="P2">Comandos git:</text:p>
      <text:p text:style-name="P2">git branch → en que rama estoy</text:p>
      <text:p text:style-name="P2">git branch -a → muestra todas las ramas</text:p>
      <text:p text:style-name="P2">git checkout nombreDeLaRama → situarnos en una rama determinada</text:p>
      <text:p text:style-name="P2"/>
      <text:p text:style-name="P1">Comandos Linux:</text:p>
      <text:p text:style-name="P1">ls listado de carperas y archivos</text:p>
      <text:p text:style-name="P1">pw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09:19:04.741000000</meta:creation-date>
    <dc:date>2019-10-31T12:00:47.170000000</dc:date>
    <meta:editing-duration>PT33M36S</meta:editing-duration>
    <meta:editing-cycles>5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27" meta:word-count="214" meta:character-count="1220" meta:non-whitespace-character-count="1023"/>
  </office:meta>
</office:document-meta>
</file>